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3.2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1118in" fo:margin-left="0.0132in" fo:margin-top="0in" fo:margin-bottom="0in" table:align="left" style:writing-mode="lr-tb"/>
    </style:style>
    <style:style style:name="Table2.A" style:family="table-column">
      <style:table-column-properties style:column-width="0.9861in"/>
    </style:style>
    <style:style style:name="Table2.B" style:family="table-column">
      <style:table-column-properties style:column-width="0.6875in"/>
    </style:style>
    <style:style style:name="Table2.G" style:family="table-column">
      <style:table-column-properties style:column-width="0.6882in"/>
    </style:style>
    <style:style style:name="Table2.1" style:family="table-row">
      <style:table-row-properties style:min-row-height="0.1556in"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5.1681in" fo:margin-left="0.0389in" fo:margin-top="0in" fo:margin-bottom="0in" table:align="left" style:writing-mode="lr-tb"/>
    </style:style>
    <style:style style:name="Table3.A" style:family="table-column">
      <style:table-column-properties style:column-width="1.0236in"/>
    </style:style>
    <style:style style:name="Table3.B" style:family="table-column">
      <style:table-column-properties style:column-width="4.1444in"/>
    </style:style>
    <style:style style:name="Table3.1" style:family="table-row">
      <style:table-row-properties style:min-row-height="0.2521in"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0889in" fo:margin-left="0in" fo:margin-top="0in" fo:margin-bottom="0in" table:align="left" style:writing-mode="lr-tb"/>
    </style:style>
    <style:style style:name="Table4.A" style:family="table-column">
      <style:table-column-properties style:column-width="0.3507in"/>
    </style:style>
    <style:style style:name="Table4.B" style:family="table-column">
      <style:table-column-properties style:column-width="1.1118in"/>
    </style:style>
    <style:style style:name="Table4.C" style:family="table-column">
      <style:table-column-properties style:column-width="4.6264in"/>
    </style:style>
    <style:style style:name="Table4.1" style:family="table-row">
      <style:table-row-properties style:min-row-height="0.1118in"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5576in" fo:margin-left="0in" fo:margin-top="0in" fo:margin-bottom="0in" table:align="left" style:writing-mode="lr-tb"/>
    </style:style>
    <style:style style:name="Table5.A" style:family="table-column">
      <style:table-column-properties style:column-width="0.5069in"/>
    </style:style>
    <style:style style:name="Table5.B" style:family="table-column">
      <style:table-column-properties style:column-width="0.7813in"/>
    </style:style>
    <style:style style:name="Table5.C" style:family="table-column">
      <style:table-column-properties style:column-width="0.3431in"/>
    </style:style>
    <style:style style:name="Table5.D" style:family="table-column">
      <style:table-column-properties style:column-width="0.3507in"/>
    </style:style>
    <style:style style:name="Table5.E" style:family="table-column">
      <style:table-column-properties style:column-width="0.5556in"/>
    </style:style>
    <style:style style:name="Table5.F" style:family="table-column">
      <style:table-column-properties style:column-width="0.3688in"/>
    </style:style>
    <style:style style:name="Table5.G" style:family="table-column">
      <style:table-column-properties style:column-width="3.6514in"/>
    </style:style>
    <style:style style:name="Table5.1" style:family="table-row">
      <style:table-row-properties style:min-row-height="0.0861in"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3.9375in" fo:margin-left="0in" fo:margin-top="0in" fo:margin-bottom="0in" table:align="left" style:writing-mode="lr-tb"/>
    </style:style>
    <style:style style:name="Table6.A" style:family="table-column">
      <style:table-column-properties style:column-width="0.3125in"/>
    </style:style>
    <style:style style:name="Table6.B" style:family="table-column">
      <style:table-column-properties style:column-width="3.625in"/>
    </style:style>
    <style:style style:name="Table6.1" style:family="table-row">
      <style:table-row-properties style:min-row-height="0.1118in"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3.9375in" fo:margin-left="0in" fo:margin-top="0in" fo:margin-bottom="0in" table:align="left" style:writing-mode="lr-tb"/>
    </style:style>
    <style:style style:name="Table7.A" style:family="table-column">
      <style:table-column-properties style:column-width="0.3125in"/>
    </style:style>
    <style:style style:name="Table7.B" style:family="table-column">
      <style:table-column-properties style:column-width="3.625in"/>
    </style:style>
    <style:style style:name="Table7.1" style:family="table-row">
      <style:table-row-properties style:min-row-height="0.1118in"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1875in" fo:margin-left="0in" fo:margin-top="0in" fo:margin-bottom="0in" table:align="left" style:writing-mode="lr-tb"/>
    </style:style>
    <style:style style:name="Table8.A" style:family="table-column">
      <style:table-column-properties style:column-width="0.3118in"/>
    </style:style>
    <style:style style:name="Table8.B" style:family="table-column">
      <style:table-column-properties style:column-width="2.5625in"/>
    </style:style>
    <style:style style:name="Table8.C" style:family="table-column">
      <style:table-column-properties style:column-width="3.3132in"/>
    </style:style>
    <style:style style:name="Table8.1" style:family="table-row">
      <style:table-row-properties style:min-row-height="0.1118in"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3.9375in" fo:margin-left="0in" fo:margin-top="0in" fo:margin-bottom="0in" table:align="left" style:writing-mode="lr-tb"/>
    </style:style>
    <style:style style:name="Table9.A" style:family="table-column">
      <style:table-column-properties style:column-width="0.3125in"/>
    </style:style>
    <style:style style:name="Table9.B" style:family="table-column">
      <style:table-column-properties style:column-width="3.625in"/>
    </style:style>
    <style:style style:name="Table9.1" style:family="table-row">
      <style:table-row-properties style:min-row-height="0.1118in"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4in" fo:margin-left="0in" fo:margin-top="0in" fo:margin-bottom="0in" table:align="left" style:writing-mode="lr-tb"/>
    </style:style>
    <style:style style:name="Table10.A" style:family="table-column">
      <style:table-column-properties style:column-width="0.3674in"/>
    </style:style>
    <style:style style:name="Table10.B" style:family="table-column">
      <style:table-column-properties style:column-width="3.6326in"/>
    </style:style>
    <style:style style:name="Table10.1" style:family="table-row">
      <style:table-row-properties style:min-row-height="0.1118in"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4in" fo:margin-left="0in" fo:margin-top="0in" fo:margin-bottom="0in" table:align="left" style:writing-mode="lr-tb"/>
    </style:style>
    <style:style style:name="Table11.A" style:family="table-column">
      <style:table-column-properties style:column-width="0.3674in"/>
    </style:style>
    <style:style style:name="Table11.B" style:family="table-column">
      <style:table-column-properties style:column-width="3.6326in"/>
    </style:style>
    <style:style style:name="Table11.1" style:family="table-row">
      <style:table-row-properties style:min-row-height="0.1118in"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6.6875in" fo:margin-left="0in" fo:margin-top="0in" fo:margin-bottom="0in" table:align="left" style:writing-mode="lr-tb"/>
    </style:style>
    <style:style style:name="Table12.A" style:family="table-column">
      <style:table-column-properties style:column-width="0.3118in"/>
    </style:style>
    <style:style style:name="Table12.B" style:family="table-column">
      <style:table-column-properties style:column-width="2.6882in"/>
    </style:style>
    <style:style style:name="Table12.C" style:family="table-column">
      <style:table-column-properties style:column-width="3.6875in"/>
    </style:style>
    <style:style style:name="Table12.1" style:family="table-row">
      <style:table-row-properties style:min-row-height="0.1118in"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6875in" fo:margin-left="0in" fo:margin-top="0in" fo:margin-bottom="0in" table:align="left" style:writing-mode="lr-tb"/>
    </style:style>
    <style:style style:name="Table13.A" style:family="table-column">
      <style:table-column-properties style:column-width="0.3118in"/>
    </style:style>
    <style:style style:name="Table13.B" style:family="table-column">
      <style:table-column-properties style:column-width="2.875in"/>
    </style:style>
    <style:style style:name="Table13.C" style:family="table-column">
      <style:table-column-properties style:column-width="3.5007in"/>
    </style:style>
    <style:style style:name="Table13.1" style:family="table-row">
      <style:table-row-properties style:min-row-height="0.1118in"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5in" fo:margin-left="0in" fo:margin-top="0in" fo:margin-bottom="0in" table:align="left" style:writing-mode="lr-tb"/>
    </style:style>
    <style:style style:name="Table14.A" style:family="table-column">
      <style:table-column-properties style:column-width="0.3125in"/>
    </style:style>
    <style:style style:name="Table14.B" style:family="table-column">
      <style:table-column-properties style:column-width="0.6868in"/>
    </style:style>
    <style:style style:name="Table14.C" style:family="table-column">
      <style:table-column-properties style:column-width="5.5007in"/>
    </style:style>
    <style:style style:name="Table14.1" style:family="table-row">
      <style:table-row-properties style:min-row-height="0.1118in" fo:keep-together="auto"/>
    </style:style>
    <style:style style:name="Table14.A1" style:family="table-cell">
      <style:table-cell-properties fo:padding-left="0.075in" fo:padding-right="0.075in" fo:padding-top="0in" fo:padding-bottom="0in" fo:border="0.5pt solid #000000"/>
    </style:style>
    <style:style style:name="P1" style:family="paragraph" style:parent-style-name="Standard">
      <style:paragraph-properties fo:orphans="0" fo:widows="0"/>
    </style:style>
    <style:style style:name="P2" style:family="paragraph" style:parent-style-name="Standard">
      <style:text-properties officeooo:rsid="001a8aba" officeooo:paragraph-rsid="001a8aba"/>
    </style:style>
    <style:style style:name="P3" style:family="paragraph" style:parent-style-name="Standard">
      <style:text-properties officeooo:rsid="001b08dc" officeooo:paragraph-rsid="001b08dc"/>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style:letter-kerning="false" style:font-size-asian="11pt" style:language-asian="en" style:country-asian="US"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18c09b" officeooo:paragraph-rsid="0018c09b" style:letter-kerning="false" style:font-size-asian="11pt" style:language-asian="en" style:country-asian="US" style:font-size-complex="11pt" style:language-complex="ar" style:country-complex="SA"/>
    </style:style>
    <style:style style:name="P6" style:family="paragraph" style:parent-style-name="Standard">
      <style:paragraph-properties fo:break-before="page"/>
    </style:style>
    <style:style style:name="P7" style:family="paragraph" style:parent-style-name="Heading_20_2" style:master-page-name="Standard">
      <style:paragraph-properties fo:text-align="center" style:justify-single-word="false" style:page-number="auto"/>
    </style:style>
    <style:style style:name="P8" style:family="paragraph" style:parent-style-name="List_20_Paragraph" style:list-style-name="WWNum1"/>
    <style:style style:name="P9" style:family="paragraph" style:parent-style-name="List_20_Paragraph" style:list-style-name="WWNum2"/>
    <style:style style:name="P10" style:family="paragraph" style:parent-style-name="List_20_Paragraph" style:list-style-name="WWNum3"/>
    <style:style style:name="P11" style:family="paragraph" style:parent-style-name="List_20_Paragraph" style:list-style-name="WWNum4"/>
    <style:style style:name="P12" style:family="paragraph" style:parent-style-name="List_20_Paragraph" style:list-style-name="WWNum5"/>
    <style:style style:name="T1" style:family="text">
      <style:text-properties style:text-position="super 58%"/>
    </style:style>
    <style:style style:name="T2" style:family="text">
      <style:text-properties officeooo:rsid="0018c09b"/>
    </style:style>
    <style:style style:name="T3" style:family="text">
      <style:text-properties officeooo:rsid="001a8aba"/>
    </style:style>
    <style:style style:name="T4" style:family="text">
      <style:text-properties officeooo:rsid="001b08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Requirements of Computing in A Remote Isolated Environment</text:h>
      <text:p text:style-name="Standard"/>
      <table:table table:name="Table1" table:style-name="Table1">
        <table:table-column table:style-name="Table1.A" table:number-columns-repeated="2"/>
        <table:table-row table:style-name="Table1.1">
          <table:table-cell table:style-name="Table1.A1" office:value-type="string">
            <text:p text:style-name="P4"><text:span text:style-name="Strong_20_Emphasis">Problem</text:span>:</text:p>
            <text:p text:style-name="P4"><text:s text:c="2"/>The OSes of today have been built over the years with the goal of compatibility to prior generations in mind. <text:s/>While this allows a continuity of software, it disallows true innovation and security in the computing environment.</text:p>
            <text:p text:style-name="P4"><text:s text:c="2"/>Outposts on other planets will offer additional challenges. <text:s/>Computing resources will be scarce, and communication with earth will be at a premium. <text:s/>It is important to harness all the computing power available at the remote location. <text:s/>Current OS makers (Linux, Microsoft, Apple, Google) build the OS to focus on the standalone user. <text:s/>Security is an afterthought (literally there are 3<text:span text:style-name="T1">rd</text:span> party applications to enhance security). <text:s/>The<text:span text:style-name="T2">se legacy systems</text:span> do not share computational resources with other computers very well. <text:s/>One would need to write specialized software in order to share computing cores across a network.</text:p>
            <text:p text:style-name="P4"><text:s text:c="2"/>The terrestrial OSes were never designed for today’s hardware and communications abilities. <text:s/>Nor were they designed to conserve resources. <text:s/>As I write this, <text:span text:style-name="T2">most cores</text:span> are idled <text:span text:style-name="T2">wasting resources</text:span>. <text:s/><text:span text:style-name="T2">The hardware is unable to add cores to software over networks in a seamless fashion.</text:span></text:p>
            <text:p text:style-name="P5"><text:span text:style-name="Strong_20_Emphasis">Concept Change</text:span>:</text:p>
            <text:p text:style-name="P4"><text:s text:c="2"/>A new OS <text:span text:style-name="T2">and CPU design c</text:span>ould remove the <text:span text:style-name="T2">old </text:span>paradigm of “programs” and replaces it with “objects”. <text:s/>The important difference between programs and objects is that programs cannot readily be used by other programs. <text:s/>They are too big and complicated, and have only one entry point. <text:s/>Objects, however, are designed to be used by other objects. <text:s/>Once they are installed, anyone can make use of that object.</text:p>
            <text:p text:style-name="P4"/>
          </table:table-cell>
          <table:table-cell table:style-name="Table1.A1" office:value-type="string">
            <text:p text:style-name="P4"><text:span text:style-name="Strong_20_Emphasis">Solution</text:span>:</text:p>
            <text:p text:style-name="P4"><text:s text:c="2"/>A distributed OS requires a distributed design, and secure computing hardware. <text:s/>The computers on a Mars Colony, need an OS that joins them all as a super-computer to share the computing resources with the other scientists and colonists. <text:s/>And share them in such a way that it is seamless and secure.</text:p>
            <text:p text:style-name="P4"><text:s text:c="2"/>The computers need to retain their individuality allowing them to run with or without the network of other computers. <text:s/>They need to be able to prioritize computing for the owner, and only allowing idle time to be shared.</text:p>
            <text:p text:style-name="P4"><text:s text:c="2"/>The CPUs must be designed for security in the computing environment. <text:s/>The CPU must present a sandbox for each object to run in. <text:s/>The only mechanism for one object to interfere with another is a messaging system which the CPU controls.</text:p>
            <text:p text:style-name="P4"><text:s text:c="2"/>The CPU and OS must be designed for multi-threaded objects running on multiple cores in multiple computers. <text:s/>The execution environment must be isolated from other objects.</text:p>
            <text:p text:style-name="P4"><text:s text:c="2"/>The CPUs instruction set needs to be simplified to maximize the number of cores. <text:s/>With the speed of the CPU far exceeding the speed of main memory, instructions should be imported in blocks to be executed without need memory access on every instruction. <text:s/>Using a 256 bit data bus with a 64 bit address bus, and an instruction size of 8 bits, doing two memory reads could bring in a block of 64 instructions into the core all at once. <text:s/>Or this could be 128 instructions do 4 memory reads.</text:p>
            <text:p text:style-name="P4"><text:s text:c="2"/>Code would execute in blocks. <text:s/>Experimentation would have to resolve the best block size.</text:p>
          </table:table-cell>
        </table:table-row>
      </table:table>
      <text:p text:style-name="Standard"/>
      <text:p text:style-name="Standard"/>
      <text:p text:style-name="P6"><text:span text:style-name="Strong_20_Emphasis">Introduction</text:span>:</text:p>
      <text:p text:style-name="Standard">Currently, a program typically gets its own executable environment which includes its own memory map, its own stack, and runs on a core. <text:s/>It can be swapped in an out of the core to allow the core to do other work. <text:s/>The core runs the program step by step. <text:s/>A thread is a branch or copy of that program that is run on a different core or swapped in and out of the same core. <text:s/>It shares the memory map, but it does not share the stack. <text:s/>Each program gets its own executable environment. <text:s/>This keeps one program from interfering with another.</text:p>
      <text:p text:style-name="P2"><text:span text:style-name="Strong_20_Emphasis">Executable Environment</text:span>:</text:p>
      <text:p text:style-name="Standard">But what if the executable environment was simply to keep objects <text:span text:style-name="T3">(instead of programs) </text:span>apart? <text:s/>That way it would be safe to execute a foreign object without fear it would induce harm to the computer. <text:s/>This portable object, in this case, would be a set of code, data, stack, and channels.</text:p>
      <text:list xml:id="list3438583881" text:style-name="WWNum1">
        <text:list-item>
          <text:p text:style-name="P8">Code is the computer instruction the object follows. <text:s/>It needs to be read only, so that it cannot be changed by the object itself. <text:s/>There has been a branch of inquiry into self-modifying code in computer science, but that is a definite security risk. <text:s/>In the case of wanting to run self modifying code, the code part of the object would not be in the global code space, but in a separate user code space available only to that user.</text:p>
        </text:list-item>
        <text:list-item>
          <text:p text:style-name="P8">Data is the second part of the object. <text:s/>While the code is the same each time the object is “instantiated”, the data is usually different. <text:s/>Supposed I have an object whose purpose is to average a set of numbers. <text:s/>For each data set, I would need to create (instantiate) the object; and give each object its own set of data. <text:s/>The code is the same, but the data is different. <text:s/>The data would be kept in a memory location that can only be accessed through the execution of that objects code. <text:s/>The data from each <text:span text:style-name="T3">instance</text:span> is protected from other objects. <text:s/>But sometimes you need the object to have “static” data, or data that is shared between <text:span text:style-name="T3">instances</text:span>. <text:s/>This would be kept in the global object data location, so it can be read and written by all.</text:p>
        </text:list-item>
        <text:list-item>
          <text:p text:style-name="P8">Every executable code snippet needs a stack. <text:s/>The stack keeps track of return code locations when subroutines are called. <text:s/>It is unique to the execution of the objects code. <text:s/>To secure a program, this needs to be readable/writable only by the CPU itself <text:span text:style-name="T3">(on behalf of the programmer, not under direct control of the programmer)</text:span>. <text:s/>That would require a new type of CPU. <text:s/>Today’s processors and compilers do not protect the stack, in fact, they allow local data to be put onto the stack. <text:s/>This would have to be disallowed, and any local variables would be put into a “heap” (old terminology for a set of memory that can be allocated and discarded).</text:p>
        </text:list-item>
        <text:list-item>
          <text:p text:style-name="P8">Channels are not typically thought of as part of an object. <text:s/>But in this case, it is the communications structure for the object that instantiated and called a second object. <text:s/>When an object decides that it needs a second object to do some work (say average some numbers), it will instantiate that object. <text:s/>Channels will be set up so that it can communicate what it needs done; and can get the result. <text:s/>This allows for easy distribution, as that object could be instantiated on any computer—the communications going over a network instead of locally inside the computer.</text:p>
        </text:list-item>
      </text:list>
      <text:p text:style-name="P3"><text:span text:style-name="Strong_20_Emphasis">CPU design to support Objects</text:span>:</text:p>
      <text:p text:style-name="Standard">Everything inside the computer is an object, and <text:span text:style-name="T3">an object</text:span> is a fundamental working piece of software. <text:s/>It is not the program anymore. <text:s/>Unfortunately, today’s processors are not designed for the object, they <text:soft-page-break/>are designed for the program. <text:s/>A CPU needs to be designed for the object. <text:s/>Without going into too deep a level of detail, the CPU will need these changes:</text:p>
      <text:list xml:id="list2423658756" text:style-name="WWNum2">
        <text:list-item>
          <text:p text:style-name="P9">Fast task switching: <text:s/>When the OS needs to use the core on another object, it suspends execution and saves all the registers. <text:s/>When the object is resumed, it reloads all the registers. <text:s/>It would be helpful if the CPU could do this with an instruction. <text:s/>A supervisor level register would set the address of the memory where to store this information, then a SAVETASK opcode could be executed. <text:s/>On loading, the CPU would set the register and call a LOADTASK. <text:s/>An interrupt would automatically run the SAVETASK, and do a LOADTASK on the interrupt object.</text:p>
        </text:list-item>
        <text:list-item>
          <text:p text:style-name="P9">Protect Return Stack: <text:s/>The stack is solely needed for keeping track of the execution. <text:s/>The program itself never needs to modify it manually.</text:p>
        </text:list-item>
        <text:list-item>
          <text:p text:style-name="P9">Protect Memory: Segment registers need to be set up and be unchangeable by the object. <text:s/>(They need to be set up by the OS at a higher level of security.) <text:s/>Segment registers have a start location in memory and a length. <text:s/>Access outside that area is not allowed. <text:s/>Segment registers are used not only to locate the data in main memory, but to protect the rest of the system by not allowing modification of other objects data. <text:s/>There needs to be a Code segment (since this one is read only, the segment can contain all the code loaded into memory), a global data segment for the global object data, a local data segment for the local object data, a heap segment for method variables. <text:s/><text:span text:style-name="T4">There would also would be two stack segments (one for the return stack, the second for a user stack).</text:span></text:p>
        </text:list-item>
        <text:list-item>
          <text:p text:style-name="P9">Standard Communication: <text:s/>Objects will need a secure and standard way to communicate between themselves. <text:s/>This can be done through “channels”. <text:s/>The CPU and the OS need to be able to support these channels. <text:s/>Channels are a standard way to send information to another object.</text:p>
        </text:list-item>
      </text:list>
      <text:p text:style-name="P3">:</text:p>
      <text:p text:style-name="Standard"><text:s/>Under the Clean Code principles, each object has one purpose. <text:s/>For instance there would be an object in the OS that ran the network hardware. <text:s/>It would receive packets from an interface object and send them on the network. <text:s/>Likewise it would be given packets from the interface object to send on the network. <text:s/>The interface object would then deliver the packets to the registered object(s) interested in that traffic. Likewise there would be objects for every input or output device (mouse, keyboard, speakers, microphone, etc..)</text:p>
      <text:p text:style-name="Standard"><text:s text:c="2"/>There would be an object that managed the graphics card. <text:s/>It would receive data and place it on the screen. <text:s/>An object that wanted the user to be able to do something by clicking on the screen would send the desktop manager an image. <text:s/>The desktop manager would send that image to the graphics object and when it receives packets from the mouse object it would then send the message to the registered object which would then act accordingly (perhaps opening a gui window to present)</text:p>
      <text:p text:style-name="Standard"><text:s text:c="2"/>The OS is not really a complete program. <text:s/>It is an interactive web of objects. <text:s/>Keep in mind that objects running remotely send and receive their packets from the remote computer. <text:s/>So a remote object cannot affect the hosts screen or other objects. <text:s/>That could be done through a protocol in which an object on each side communicate to share resources, etc…</text:p>
      <text:p text:style-name="Standard"/>
      <text:p text:style-name="P6"><text:span text:style-name="Strong_20_Emphasis">CPU DESIGN INTERNALS</text:span></text:p>
      <text:p text:style-name="Standard">Each CPU has a main core and many computing cores. <text:s/>As mentioned before, there are 256 data bits and 64 address bits to the system bus. <text:s/>Each address goes to a different block of 32 bytes. <text:s/>This is important because each instruction is only 1 byte. <text:s/>The program counter is 64 bits, but it addresses bytes, not blocks. <text:s/>Since each core is segmented, the view of the code always starts at 0, and can address 64 bits of bytes. <text:s/>This also means no relative branching is needed. <text:s/>Once code is compiled, it never moves in its relative address space.</text:p>
      <text:p text:style-name="Standard">Each core has:</text:p>
      <text:list xml:id="list2195560943" text:style-name="WWNum3">
        <text:list-item>
          <text:p text:style-name="P10">16 General Purpose Registers, 256 bits each</text:p>
        </text:list-item>
        <text:list-item>
          <text:p text:style-name="P10">8 Segment Registers, 64 bits + 64 bit limit each</text:p>
          <text:list>
            <text:list-item>
              <text:p text:style-name="P10">Code Segment</text:p>
            </text:list-item>
            <text:list-item>
              <text:p text:style-name="P10">Data Segment</text:p>
            </text:list-item>
            <text:list-item>
              <text:p text:style-name="P10">Return Stack Segment</text:p>
            </text:list-item>
            <text:list-item>
              <text:p text:style-name="P10">User Stack Segment</text:p>
            </text:list-item>
            <text:list-item>
              <text:p text:style-name="P10">Static Segment</text:p>
            </text:list-item>
            <text:list-item>
              <text:p text:style-name="P10">Heap Segment</text:p>
            </text:list-item>
            <text:list-item>
              <text:p text:style-name="P10">Message Segment</text:p>
            </text:list-item>
            <text:list-item>
              <text:p text:style-name="P10">Semaphore Segment</text:p>
            </text:list-item>
          </text:list>
        </text:list-item>
        <text:list-item>
          <text:p text:style-name="P10">Program Counter 64 bits</text:p>
        </text:list-item>
        <text:list-item>
          <text:p text:style-name="P10">2 Stack Pointers, a return stack of 64 bits, and a data stack of 256 bits</text:p>
        </text:list-item>
        <text:list-item>
          <text:p text:style-name="P10">Status Register, 512 bits</text:p>
          <text:list>
            <text:list-item>
              <text:p text:style-name="P10">256 bits for status</text:p>
            </text:list-item>
            <text:list-item>
              <text:p text:style-name="P10">256 bits for pointers to things</text:p>
            </text:list-item>
          </text:list>
        </text:list-item>
        <text:list-item>
          <text:p text:style-name="P10">Task Storage Pointer, 64 bits</text:p>
        </text:list-item>
      </text:list>
      <text:p text:style-name="Standard">Other</text:p>
      <text:list xml:id="list121643469" text:style-name="WWNum4">
        <text:list-item>
          <text:p text:style-name="P11">512 bit data bus size. <text:s/>(This can be accomplished by using 8 DDR5 sims which have a 64 bit wide data bus)</text:p>
        </text:list-item>
        <text:list-item>
          <text:p text:style-name="P11">64 bits for memory addressing (virtual memory size)</text:p>
        </text:list-item>
        <text:list-item>
          <text:p text:style-name="P11">64 bits for memory size limit</text:p>
        </text:list-item>
        <text:list-item>
          <text:p text:style-name="P11">512 bit code block cache (64 bytes of program in a small CPU executable block)</text:p>
        </text:list-item>
        <text:list-item>
          <text:p text:style-name="P11">Supervisor/User Modes</text:p>
        </text:list-item>
        <text:list-item>
          <text:p text:style-name="P11">Memory Map Logic (for entire CPU, not cores—cores use segmentation)</text:p>
        </text:list-item>
        <text:list-item>
          <text:p text:style-name="P11">Core Control Logic</text:p>
        </text:list-item>
      </text:list>
      <text:p text:style-name="Standard">This is the complete status register</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P1">0-255</text:p>
          </table:table-cell>
          <table:table-cell table:style-name="Table2.A1" office:value-type="string">
            <text:p text:style-name="P1">256-259</text:p>
          </table:table-cell>
          <table:table-cell table:style-name="Table2.A1" office:value-type="string">
            <text:p text:style-name="P1">260-263</text:p>
          </table:table-cell>
          <table:table-cell table:style-name="Table2.A1" office:value-type="string">
            <text:p text:style-name="P1">264-267</text:p>
          </table:table-cell>
          <table:table-cell table:style-name="Table2.A1" office:value-type="string">
            <text:p text:style-name="P1">268-271</text:p>
          </table:table-cell>
          <table:table-cell table:style-name="Table2.A1" office:value-type="string">
            <text:p text:style-name="P1">272-279</text:p>
          </table:table-cell>
          <table:table-cell table:style-name="Table2.A1" office:value-type="string">
            <text:p text:style-name="P1">280-283</text:p>
          </table:table-cell>
        </table:table-row>
        <table:table-row table:style-name="Table2.1">
          <table:table-cell table:style-name="Table2.A1" office:value-type="string">
            <text:p text:style-name="P1">Status Bits</text:p>
          </table:table-cell>
          <table:table-cell table:style-name="Table2.A1" office:value-type="string">
            <text:p text:style-name="P1">ACC </text:p>
          </table:table-cell>
          <table:table-cell table:style-name="Table2.A1" office:value-type="string">
            <text:p text:style-name="P1">SRC</text:p>
          </table:table-cell>
          <table:table-cell table:style-name="Table2.A1" office:value-type="string">
            <text:p text:style-name="P1">DST</text:p>
          </table:table-cell>
          <table:table-cell table:style-name="Table2.A1" office:value-type="string">
            <text:p text:style-name="P1">LOOP</text:p>
          </table:table-cell>
          <table:table-cell table:style-name="Table2.A1" office:value-type="string">
            <text:p text:style-name="P1">TESTBIT</text:p>
          </table:table-cell>
          <table:table-cell table:style-name="Table2.A1" office:value-type="string">
            <text:p text:style-name="P1">CALLPTR</text:p>
          </table:table-cell>
        </table:table-row>
      </table:table>
      <text:p text:style-name="Standard"/>
      <text:p text:style-name="Standard"><text:soft-page-break/>Programs exist in chunks, each 64 bytes long. <text:s/>Most opcodes are 1 byte long and they act on certain designated registers. <text:s/>These registers can be set to any of the 16 general registers to give them a special meaning. <text:s/>These registers are:</text:p>
      <text:list xml:id="list2328745930" text:style-name="WWNum5">
        <text:list-item>
          <text:p text:style-name="P12">The ACC is the accumulator and can be set to any register with the DR instruction.</text:p>
        </text:list-item>
        <text:list-item>
          <text:p text:style-name="P12">SRC is the register that contains the source address to use when copying from memory</text:p>
        </text:list-item>
        <text:list-item>
          <text:p text:style-name="P12">DST is the register that contains the destination address to use when copying to memory</text:p>
        </text:list-item>
        <text:list-item>
          <text:p text:style-name="P12">LOOP is the register that contains the loop count. <text:s/>The LOOP instruction will decrement that register and if no zero, will branch based on the calling instruction.</text:p>
        </text:list-item>
        <text:list-item>
          <text:p text:style-name="P12">CALLPTR is the register that contains the information for a call</text:p>
          <text:list>
            <text:list-item>
              <text:p text:style-name="P12">For CALL, it contains the object/method index</text:p>
            </text:list-item>
            <text:list-item>
              <text:p text:style-name="P12">For SYSTEM, it contains the OS method index</text:p>
            </text:list-item>
            <text:list-item>
              <text:p text:style-name="P12">For SUB, it contains the local objects index</text:p>
            </text:list-item>
          </text:list>
        </text:list-item>
      </text:list>
      <text:p text:style-name="Standard">Code Segment:</text:p>
      <text:p text:style-name="Standard">The start of each code segment has the count of the offsets to each method the object supports. <text:s/>Each is 64 bits long. <text:s/>The first 64 bit segment has the count of methods. <text:s/>The first method is the default object constructor</text:p>
      <text:p text:style-name="Standard">OPCODES</text:p>
      <text:p text:style-name="Standard">The CPU will address 512 bits (64 bytes) of memory at a time. <text:s/>The computing engine will load all 64 bytes as a program chunk. <text:s/>Each instruction is 1 byte long, but can be followed by further bytes that contain data for the instruction. <text:s/>Since there are 16 general purpose registers, it requires 4 bits to specify the register. <text:s/>The second byte of an instruction (if needed) specifies the destination, then the source registers for the operation. <text:s/>There is also an immediate mode load which loads data from the code into a register. <text:s/>In that case, the destination register is shown in the first 4 bits and the next 4 bits tells the length of the data to load (from powers of 2) – to make it 1 up to 32 bytes. <text:s/></text:p>
      <text:p text:style-name="Standard">Each (one byte) opcode is broken down into sets of bits:</text:p>
      <table:table table:name="Table3" table:style-name="Table3">
        <table:table-column table:style-name="Table3.A"/>
        <table:table-column table:style-name="Table3.B"/>
        <table:table-row table:style-name="Table3.1">
          <table:table-cell table:style-name="Table3.A1" office:value-type="string">
            <text:p text:style-name="P1">Bits</text:p>
          </table:table-cell>
          <table:table-cell table:style-name="Table3.A1" office:value-type="string">
            <text:p text:style-name="P1"/>
          </table:table-cell>
        </table:table-row>
        <table:table-row table:style-name="Table3.1">
          <table:table-cell table:style-name="Table3.A1" office:value-type="string">
            <text:p text:style-name="P1">0-6</text:p>
          </table:table-cell>
          <table:table-cell table:style-name="Table3.A1" office:value-type="string">
            <text:p text:style-name="P1">7</text:p>
          </table:table-cell>
        </table:table-row>
        <table:table-row table:style-name="Table3.1">
          <table:table-cell table:style-name="Table3.A1" office:value-type="string">
            <text:p text:style-name="P1">Opcode</text:p>
          </table:table-cell>
          <table:table-cell table:style-name="Table3.A1" office:value-type="string">
            <text:p text:style-name="P1">1 = Opcode is followed by a register definition byte, or immediate size definition byte, and followed by the data</text:p>
            <text:p text:style-name="P1">0 = Opcode executes on designated accumulator register (ACC)</text:p>
          </table:table-cell>
        </table:table-row>
      </table:table>
      <text:p text:style-name="Standard"/>
      <text:p text:style-name="Standard">These tables show the minimal set of operation codes for the CPU. <text:s/>The ACC is the accumulator register and the DR command can set this to be any register. <text:s/>The current ACC is kept in 4 bits of the status register. <text:s/>The operations with Bit 7 = 0 run on the currently set accumulator (ACC). <text:s/>That is, if the commands need a register.</text:p>
      <text:p text:style-name="Standard">The DR opcode is followed by a byte which the first 4 bits selects the register and the next 4 bits selects the designated function (ACC, SRC, DST, LOOP, CALLPTR). <text:s/>Register zero can be set to be the accumulator <text:soft-page-break/>if the byte following the opcode was zero. <text:s/>This operation sets the bits in the status register. <text:s/>The status register as a register is read only.</text:p>
      <text:p text:style-name="Standard">Next, we need some opcodes to be able to run other code. <text:s/>Most of these use the information in the CALLPTR register, or the register listed in the following byte.</text:p>
      <text:p text:style-name="Standard"/>
      <text:p text:style-name="Standard">Segmen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CD</text:p>
          </table:table-cell>
          <table:table-cell table:style-name="Table4.A1" office:value-type="string">
            <text:p text:style-name="P1">Code</text:p>
          </table:table-cell>
          <table:table-cell table:style-name="Table4.A1" office:value-type="string">
            <text:p text:style-name="P1">The code segment is only accessed by the program counter through fetching instructions. <text:s/>There are no instructions to read or write through this segment pointer. <text:s/>(Although another segment could point to the same data)</text:p>
          </table:table-cell>
        </table:table-row>
        <table:table-row table:style-name="Table4.1">
          <table:table-cell table:style-name="Table4.A1" office:value-type="string">
            <text:p text:style-name="P1">DT</text:p>
          </table:table-cell>
          <table:table-cell table:style-name="Table4.A1" office:value-type="string">
            <text:p text:style-name="P1">Data</text:p>
          </table:table-cell>
          <table:table-cell table:style-name="Table4.A1" office:value-type="string">
            <text:p text:style-name="P1">This is where the objects data for each instance is stored. <text:s/>Each time there is a new instance of an object, the data is stored here.</text:p>
          </table:table-cell>
        </table:table-row>
        <table:table-row table:style-name="Table4.1">
          <table:table-cell table:style-name="Table4.A1" office:value-type="string">
            <text:p text:style-name="P1">RS</text:p>
          </table:table-cell>
          <table:table-cell table:style-name="Table4.A1" office:value-type="string">
            <text:p text:style-name="P1">Return Stack</text:p>
          </table:table-cell>
          <table:table-cell table:style-name="Table4.A1" office:value-type="string">
            <text:p text:style-name="P1">When the CALL or RET operations are run, the address information is stored on this return stack. <text:s/>There is a different return stack for each instance of the object. <text:s/>This can only be accessed by those two operations, thus protecting the stack from overwrites.</text:p>
          </table:table-cell>
        </table:table-row>
        <table:table-row table:style-name="Table4.1">
          <table:table-cell table:style-name="Table4.A1" office:value-type="string">
            <text:p text:style-name="P1">US</text:p>
          </table:table-cell>
          <table:table-cell table:style-name="Table4.A1" office:value-type="string">
            <text:p text:style-name="P1">User Stack</text:p>
          </table:table-cell>
          <table:table-cell table:style-name="Table4.A1" office:value-type="string">
            <text:p text:style-name="P1">The user is given a segment for explicit pushing and popping zwords. <text:s/>There is one segment per instance.</text:p>
          </table:table-cell>
        </table:table-row>
        <table:table-row table:style-name="Table4.1">
          <table:table-cell table:style-name="Table4.A1" office:value-type="string">
            <text:p text:style-name="P1">SH</text:p>
          </table:table-cell>
          <table:table-cell table:style-name="Table4.A1" office:value-type="string">
            <text:p text:style-name="P1">Shared</text:p>
          </table:table-cell>
          <table:table-cell table:style-name="Table4.A1" office:value-type="string">
            <text:p text:style-name="P1">Each object can have shared data that all instances can read and write. <text:s/>This must be available across cores. <text:s/>There is one segment per object.</text:p>
          </table:table-cell>
        </table:table-row>
        <table:table-row table:style-name="Table4.1">
          <table:table-cell table:style-name="Table4.A1" office:value-type="string">
            <text:p text:style-name="P1">HP</text:p>
          </table:table-cell>
          <table:table-cell table:style-name="Table4.A1" office:value-type="string">
            <text:p text:style-name="P1">Heap</text:p>
          </table:table-cell>
          <table:table-cell table:style-name="Table4.A1" office:value-type="string">
            <text:p text:style-name="P1">Instances use this area for memory that is allocated and released. <text:s/>It is only available to the specific instance.</text:p>
          </table:table-cell>
        </table:table-row>
        <table:table-row table:style-name="Table4.1">
          <table:table-cell table:style-name="Table4.A1" office:value-type="string">
            <text:p text:style-name="P1">MS</text:p>
          </table:table-cell>
          <table:table-cell table:style-name="Table4.A1" office:value-type="string">
            <text:p text:style-name="P1">Message</text:p>
          </table:table-cell>
          <table:table-cell table:style-name="Table4.A1" office:value-type="string">
            <text:p text:style-name="P1">This is a global segment that is used for the inter-object messaging channels. <text:s/>It is used by the channel operations.</text:p>
          </table:table-cell>
        </table:table-row>
        <table:table-row table:style-name="Table4.1">
          <table:table-cell table:style-name="Table4.A1" office:value-type="string">
            <text:p text:style-name="P1">SE</text:p>
          </table:table-cell>
          <table:table-cell table:style-name="Table4.A1" office:value-type="string">
            <text:p text:style-name="P1">Semaphore</text:p>
          </table:table-cell>
          <table:table-cell table:style-name="Table4.A1" office:value-type="string">
            <text:p text:style-name="P1">This is a global semaphore segment that everyone shares. <text:s/>It is available only through the semaphore operations.</text:p>
          </table:table-cell>
        </table:table-row>
      </table:table>
      <text:p text:style-name="Standard"/>
      <text:p text:style-name="Standard"/>
      <text:p text:style-name="Standard">Operation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Code</text:p>
          </table:table-cell>
          <table:table-cell table:style-name="Table5.A1" office:value-type="string">
            <text:p text:style-name="P1">Operation</text:p>
          </table:table-cell>
          <table:table-cell table:style-name="Table5.A1" office:value-type="string">
            <text:p text:style-name="P1">Ext</text:p>
          </table:table-cell>
          <table:table-cell table:style-name="Table5.A1" office:value-type="string">
            <text:p text:style-name="P1">Prv</text:p>
          </table:table-cell>
          <table:table-cell table:style-name="Table5.A1" office:value-type="string">
            <text:p text:style-name="P1">Regs</text:p>
          </table:table-cell>
          <table:table-cell table:style-name="Table5.A1" office:value-type="string">
            <text:p text:style-name="P1">Seg</text:p>
          </table:table-cell>
          <table:table-cell table:style-name="Table5.A1" office:value-type="string">
            <text:p text:style-name="P1">Description</text:p>
          </table:table-cell>
        </table:table-row>
        <table:table-row table:style-name="Table5.1">
          <table:table-cell table:style-name="Table5.A1" office:value-type="string">
            <text:p text:style-name="P1">00</text:p>
          </table:table-cell>
          <table:table-cell table:style-name="Table5.A1" office:value-type="string">
            <text:p text:style-name="P1">NOP</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No operation is performed, control skips to the next opcode.</text:p>
          </table:table-cell>
        </table:table-row>
        <table:table-row table:style-name="Table5.1">
          <table:table-cell table:style-name="Table5.A1" office:value-type="string">
            <text:p text:style-name="P1">01</text:p>
          </table:table-cell>
          <table:table-cell table:style-name="Table5.A1" office:value-type="string">
            <text:p text:style-name="P1">DR</text:p>
          </table:table-cell>
          <table:table-cell table:style-name="Table5.A1" office:value-type="string">
            <text:p text:style-name="P1">X</text:p>
          </table:table-cell>
          <table:table-cell table:style-name="Table5.A1" office:value-type="string">
            <text:p text:style-name="P1"/>
          </table:table-cell>
          <table:table-cell table:style-name="Table5.A1" office:value-type="string">
            <text:p text:style-name="P1">All</text:p>
          </table:table-cell>
          <table:table-cell table:style-name="Table5.A1" office:value-type="string">
            <text:p text:style-name="P1"/>
          </table:table-cell>
          <table:table-cell table:style-name="Table5.A1" office:value-type="string">
            <text:p text:style-name="P1">Designate a register to a certain function. <text:s/>The DR <text:soft-page-break/>opcode is followed by a byte which the first 4 bits selects the register and the next 4 bits selects the designated function (ACC, SRC, DST, LOOP, CALLPTR).</text:p>
          </table:table-cell>
        </table:table-row>
        <table:table-row table:style-name="Table5.1">
          <table:table-cell table:style-name="Table5.A1" office:value-type="string">
            <text:p text:style-name="P1">02,03</text:p>
          </table:table-cell>
          <table:table-cell table:style-name="Table5.A1" office:value-type="string">
            <text:p text:style-name="P1">LDD</text:p>
          </table:table-cell>
          <table:table-cell table:style-name="Table5.A1" office:value-type="string">
            <text:p text:style-name="P1">O</text:p>
          </table:table-cell>
          <table:table-cell table:style-name="Table5.A1" office:value-type="string">
            <text:p text:style-name="P1"/>
          </table:table-cell>
          <table:table-cell table:style-name="Table5.A1" office:value-type="string">
            <text:p text:style-name="P1">ACC</text:p>
          </table:table-cell>
          <table:table-cell table:style-name="Table5.A1" office:value-type="string">
            <text:p text:style-name="P1">DT</text:p>
          </table:table-cell>
          <table:table-cell table:style-name="Table5.A1" office:value-type="string">
            <text:p text:style-name="P1">Load zword into the accumulator pointed to by the DT segment and SRC (the source pointer). <text:s/>If extended, the user may select the segment. <text:s/>Only DT, SH, and HP are valid.</text:p>
          </table:table-cell>
        </table:table-row>
        <table:table-row table:style-name="Table5.1">
          <table:table-cell table:style-name="Table5.A1" office:value-type="string">
            <text:p text:style-name="P1">04,05</text:p>
          </table:table-cell>
          <table:table-cell table:style-name="Table5.A1" office:value-type="string">
            <text:p text:style-name="P1">STD</text:p>
          </table:table-cell>
          <table:table-cell table:style-name="Table5.A1" office:value-type="string">
            <text:p text:style-name="P1">O</text:p>
          </table:table-cell>
          <table:table-cell table:style-name="Table5.A1" office:value-type="string">
            <text:p text:style-name="P1"/>
          </table:table-cell>
          <table:table-cell table:style-name="Table5.A1" office:value-type="string">
            <text:p text:style-name="P1">ACC</text:p>
          </table:table-cell>
          <table:table-cell table:style-name="Table5.A1" office:value-type="string">
            <text:p text:style-name="P1">DT</text:p>
          </table:table-cell>
          <table:table-cell table:style-name="Table5.A1" office:value-type="string">
            <text:p text:style-name="P1">Save zword from the accumulator pointed to by the DT segment and DST (destination pointer). <text:s/>If extended, the user may select the segment. <text:s/>Only DT, SH, and HP are valid.</text:p>
          </table:table-cell>
        </table:table-row>
        <table:table-row table:style-name="Table5.1">
          <table:table-cell table:style-name="Table5.A1" office:value-type="string">
            <text:p text:style-name="P1">06,07</text:p>
          </table:table-cell>
          <table:table-cell table:style-name="Table5.A1" office:value-type="string">
            <text:p text:style-name="P1">LDDA</text:p>
          </table:table-cell>
          <table:table-cell table:style-name="Table5.A1" office:value-type="string">
            <text:p text:style-name="P1">O</text:p>
          </table:table-cell>
          <table:table-cell table:style-name="Table5.A1" office:value-type="string">
            <text:p text:style-name="P1"/>
          </table:table-cell>
          <table:table-cell table:style-name="Table5.A1" office:value-type="string">
            <text:p text:style-name="P1">ACC+1</text:p>
          </table:table-cell>
          <table:table-cell table:style-name="Table5.A1" office:value-type="string">
            <text:p text:style-name="P1">DT</text:p>
          </table:table-cell>
          <table:table-cell table:style-name="Table5.A1" office:value-type="string">
            <text:p text:style-name="P1">Like LDD, but applies to the alternate accumulator, which is the next register after the designated accumulator. <text:s/>The accumulator and alternate accumulator are used for math and logic operations.</text:p>
          </table:table-cell>
        </table:table-row>
        <table:table-row table:style-name="Table5.1">
          <table:table-cell table:style-name="Table5.A1" office:value-type="string">
            <text:p text:style-name="P1">08,09</text:p>
          </table:table-cell>
          <table:table-cell table:style-name="Table5.A1" office:value-type="string">
            <text:p text:style-name="P1">STDA</text:p>
          </table:table-cell>
          <table:table-cell table:style-name="Table5.A1" office:value-type="string">
            <text:p text:style-name="P1">O</text:p>
          </table:table-cell>
          <table:table-cell table:style-name="Table5.A1" office:value-type="string">
            <text:p text:style-name="P1"/>
          </table:table-cell>
          <table:table-cell table:style-name="Table5.A1" office:value-type="string">
            <text:p text:style-name="P1">ACC+1</text:p>
          </table:table-cell>
          <table:table-cell table:style-name="Table5.A1" office:value-type="string">
            <text:p text:style-name="P1">DT</text:p>
          </table:table-cell>
          <table:table-cell table:style-name="Table5.A1" office:value-type="string">
            <text:p text:style-name="P1">Like STD, but applies to the alternate accumulator.</text:p>
          </table:table-cell>
        </table:table-row>
        <table:table-row table:style-name="Table5.1">
          <table:table-cell table:style-name="Table5.A1" office:value-type="string">
            <text:p text:style-name="P1">0A</text:p>
          </table:table-cell>
          <table:table-cell table:style-name="Table5.A1" office:value-type="string">
            <text:p text:style-name="P1">MOV</text:p>
          </table:table-cell>
          <table:table-cell table:style-name="Table5.A1" office:value-type="string">
            <text:p text:style-name="P1">X</text:p>
          </table:table-cell>
          <table:table-cell table:style-name="Table5.A1" office:value-type="string">
            <text:p text:style-name="P1"/>
          </table:table-cell>
          <table:table-cell table:style-name="Table5.A1" office:value-type="string">
            <text:p text:style-name="P1">ALL</text:p>
          </table:table-cell>
          <table:table-cell table:style-name="Table5.A1" office:value-type="string">
            <text:p text:style-name="P1"/>
          </table:table-cell>
          <table:table-cell table:style-name="Table5.A1" office:value-type="string">
            <text:p text:style-name="P1">Move info from one register to another. <text:s/>The destination register is given in the first 4 bits of the following byte. <text:s/>The source is given by the next 4 bits.</text:p>
          </table:table-cell>
        </table:table-row>
        <table:table-row table:style-name="Table5.1">
          <table:table-cell table:style-name="Table5.A1" office:value-type="string">
            <text:p text:style-name="P1">0B,0C</text:p>
          </table:table-cell>
          <table:table-cell table:style-name="Table5.A1" office:value-type="string">
            <text:p text:style-name="P1">COPY</text:p>
          </table:table-cell>
          <table:table-cell table:style-name="Table5.A1" office:value-type="string">
            <text:p text:style-name="P1">O</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Copy data from the source pointer to the destination pointer for loop counter times. <text:s/>The following byte (if available) specifies the destination segment in the first 4 bits and the source segment in the second four bits. <text:s/>If there is no following byte, the DT is used for both.</text:p>
          </table:table-cell>
        </table:table-row>
        <table:table-row table:style-name="Table5.1">
          <table:table-cell table:style-name="Table5.A1" office:value-type="string">
            <text:p text:style-name="P1">0D</text:p>
          </table:table-cell>
          <table:table-cell table:style-name="Table5.A1" office:value-type="string">
            <text:p text:style-name="P1">LDI</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ACC</text:p>
          </table:table-cell>
          <table:table-cell table:style-name="Table5.A1" office:value-type="string">
            <text:p text:style-name="P1"/>
          </table:table-cell>
          <table:table-cell table:style-name="Table5.A1" office:value-type="string">
            <text:p text:style-name="P1">Load into the accumulator the data bytes following. <text:s/>The first byte specifies the length of the following data. <text:s/>This allows a constant to be loaded from the code. <text:s/>Up to 16 bytes are allowed to follow.</text:p>
          </table:table-cell>
        </table:table-row>
        <table:table-row table:style-name="Table5.1">
          <table:table-cell table:style-name="Table5.A1" office:value-type="string">
            <text:p text:style-name="P1">OE</text:p>
          </table:table-cell>
          <table:table-cell table:style-name="Table5.A1" office:value-type="string">
            <text:p text:style-name="P1">START</text:p>
          </table:table-cell>
          <table:table-cell table:style-name="Table5.A1" office:value-type="string">
            <text:p text:style-name="P1"/>
          </table:table-cell>
          <table:table-cell table:style-name="Table5.A1" office:value-type="string">
            <text:p text:style-name="P1">P</text:p>
          </table:table-cell>
          <table:table-cell table:style-name="Table5.A1" office:value-type="string">
            <text:p text:style-name="P1">ACC</text:p>
          </table:table-cell>
          <table:table-cell table:style-name="Table5.A1" office:value-type="string">
            <text:p text:style-name="P1"/>
          </table:table-cell>
          <table:table-cell table:style-name="Table5.A1" office:value-type="string">
            <text:p text:style-name="P1">Start Core N identified by bits 64-96 of the ACC, with the task block located by bits 0-63 in the DS. <text:s/>Normal cores cannot run this command, only the OSCore. <text:s/>If the core is already running, a STOP is called first.</text:p>
          </table:table-cell>
        </table:table-row>
        <table:table-row table:style-name="Table5.1">
          <table:table-cell table:style-name="Table5.A1" office:value-type="string">
            <text:p text:style-name="P1">OF</text:p>
          </table:table-cell>
          <table:table-cell table:style-name="Table5.A1" office:value-type="string">
            <text:p text:style-name="P1">STOP</text:p>
          </table:table-cell>
          <table:table-cell table:style-name="Table5.A1" office:value-type="string">
            <text:p text:style-name="P1"/>
          </table:table-cell>
          <table:table-cell table:style-name="Table5.A1" office:value-type="string">
            <text:p text:style-name="P1">P</text:p>
          </table:table-cell>
          <table:table-cell table:style-name="Table5.A1" office:value-type="string">
            <text:p text:style-name="P1">ACC</text:p>
          </table:table-cell>
          <table:table-cell table:style-name="Table5.A1" office:value-type="string">
            <text:p text:style-name="P1"/>
          </table:table-cell>
          <table:table-cell table:style-name="Table5.A1" office:value-type="string">
            <text:p text:style-name="P1">Stop Core N identified by bits 64-96 of the ACC. <text:s/>The lower 64 bits are ignored. <text:s/>Stop instructs the core to save its task info to its designated location and halt.</text:p>
          </table:table-cell>
        </table:table-row>
        <table:table-row table:style-name="Table5.1">
          <table:table-cell table:style-name="Table5.A1" office:value-type="string">
            <text:p text:style-name="P1">10</text:p>
          </table:table-cell>
          <table:table-cell table:style-name="Table5.A1" office:value-type="string">
            <text:p text:style-name="P1">WAIT</text:p>
          </table:table-cell>
          <table:table-cell table:style-name="Table5.A1" office:value-type="string">
            <text:p text:style-name="P1"/>
          </table:table-cell>
          <table:table-cell table:style-name="Table5.A1" office:value-type="string">
            <text:p text:style-name="P1">N</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Core will set the WAIT flag and stop itself (saving the task info first). <text:s/>When a message arrives for it, the task will be restarted by the OSCore (which will clear the <text:soft-page-break/>WAIT flag)</text:p>
          </table:table-cell>
        </table:table-row>
        <table:table-row table:style-name="Table5.1">
          <table:table-cell table:style-name="Table5.A1" office:value-type="string">
            <text:p text:style-name="P1">11</text:p>
          </table:table-cell>
          <table:table-cell table:style-name="Table5.A1" office:value-type="string">
            <text:p text:style-name="P1">OSCALL</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Sets the OSCallInProgress flag, saves the task info, and halts itself. <text:s/>The OSCore will see the flag and take the value from the ACC which is the command to run. <text:s/>Data for that command is pointed to by SRC with length LOOP. <text:s/>After the command is done, a message will be queued for the task and the task will be restarted.</text:p>
          </table:table-cell>
        </table:table-row>
        <table:table-row table:style-name="Table5.1">
          <table:table-cell table:style-name="Table5.A1" office:value-type="string">
            <text:p text:style-name="P1">12</text:p>
          </table:table-cell>
          <table:table-cell table:style-name="Table5.A1" office:value-type="string">
            <text:p text:style-name="P1">RECV</text:p>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
          </table:table-cell>
          <table:table-cell table:style-name="Table5.A1" office:value-type="string">
            <text:p text:style-name="P1">A message is received. <text:s/>LOOP is set to the size of the message and DST is set to the start. <text:s/>The message is in the message segment (which is read only). <text:s/>It can then be copied with COPY. <text:s/>If no message exists to be received, then LOOP will be set to zero. <text:s/>ACC will be set to the task ID of the source of the message.</text:p>
          </table:table-cell>
        </table:table-row>
      </table:table>
      <text:p text:style-name="Standard"/>
      <text:p text:style-name="Standard"/>
      <text:p text:style-name="Standard"/>
      <text:p text:style-name="Standard">Program Counter Management:</text:p>
      <table:table table:name="Table6" table:style-name="Table6">
        <table:table-column table:style-name="Table6.A"/>
        <table:table-column table:style-name="Table6.B"/>
        <table:table-row table:style-name="Table6.1">
          <table:table-cell table:style-name="Table6.A1" office:value-type="string">
            <text:p text:style-name="P1">13</text:p>
          </table:table-cell>
          <table:table-cell table:style-name="Table6.A1" office:value-type="string">
            <text:p text:style-name="P1">JumpBlock (execution continues at start of CALLPTR block)</text:p>
          </table:table-cell>
        </table:table-row>
        <table:table-row table:style-name="Table6.1">
          <table:table-cell table:style-name="Table6.A1" office:value-type="string">
            <text:p text:style-name="P1">14</text:p>
          </table:table-cell>
          <table:table-cell table:style-name="Table6.A1" office:value-type="string">
            <text:p text:style-name="P1">JumpRelativeBlock (CALLPTR is a relative address from current block)</text:p>
          </table:table-cell>
        </table:table-row>
        <table:table-row table:style-name="Table6.1">
          <table:table-cell table:style-name="Table6.A1" office:value-type="string">
            <text:p text:style-name="P1">15</text:p>
          </table:table-cell>
          <table:table-cell table:style-name="Table6.A1" office:value-type="string">
            <text:p text:style-name="P1">CallBlock (push current loc and jump to CALLPTR block)</text:p>
          </table:table-cell>
        </table:table-row>
        <table:table-row table:style-name="Table6.1">
          <table:table-cell table:style-name="Table6.A1" office:value-type="string">
            <text:p text:style-name="P1">16</text:p>
          </table:table-cell>
          <table:table-cell table:style-name="Table6.A1" office:value-type="string">
            <text:p text:style-name="P1">Interrupt (call an OS routine, indexed by CALLPTR)</text:p>
          </table:table-cell>
        </table:table-row>
        <table:table-row table:style-name="Table6.1">
          <table:table-cell table:style-name="Table6.A1" office:value-type="string">
            <text:p text:style-name="P1">17</text:p>
          </table:table-cell>
          <table:table-cell table:style-name="Table6.A1" office:value-type="string">
            <text:p text:style-name="P1">Return (pop off stack and resume at that block)</text:p>
          </table:table-cell>
        </table:table-row>
      </table:table>
      <text:p text:style-name="Standard"/>
      <text:p text:style-name="Standard">Interblock Control:</text:p>
      <table:table table:name="Table7" table:style-name="Table7">
        <table:table-column table:style-name="Table7.A"/>
        <table:table-column table:style-name="Table7.B"/>
        <table:table-row table:style-name="Table7.1">
          <table:table-cell table:style-name="Table7.A1" office:value-type="string">
            <text:p text:style-name="P1">18</text:p>
          </table:table-cell>
          <table:table-cell table:style-name="Table7.A1" office:value-type="string">
            <text:p text:style-name="P1">*Jump</text:p>
          </table:table-cell>
        </table:table-row>
        <table:table-row table:style-name="Table7.1">
          <table:table-cell table:style-name="Table7.A1" office:value-type="string">
            <text:p text:style-name="P1">19</text:p>
          </table:table-cell>
          <table:table-cell table:style-name="Table7.A1" office:value-type="string">
            <text:p text:style-name="P1">*JumpRelative (relative to the current inblock counter)</text:p>
          </table:table-cell>
        </table:table-row>
        <table:table-row table:style-name="Table7.1">
          <table:table-cell table:style-name="Table7.A1" office:value-type="string">
            <text:p text:style-name="P1">20</text:p>
          </table:table-cell>
          <table:table-cell table:style-name="Table7.A1" office:value-type="string">
            <text:p text:style-name="P1">*Test (set test bit)</text:p>
          </table:table-cell>
        </table:table-row>
        <table:table-row table:style-name="Table7.1">
          <table:table-cell table:style-name="Table7.A1" office:value-type="string">
            <text:p text:style-name="P1">21</text:p>
          </table:table-cell>
          <table:table-cell table:style-name="Table7.A1" office:value-type="string">
            <text:p text:style-name="P1">*Branch (if test bit set, jump)</text:p>
          </table:table-cell>
        </table:table-row>
        <table:table-row table:style-name="Table7.1">
          <table:table-cell table:style-name="Table7.A1" office:value-type="string">
            <text:p text:style-name="P1">22</text:p>
          </table:table-cell>
          <table:table-cell table:style-name="Table7.A1" office:value-type="string">
            <text:p text:style-name="P1">*BranchRelative (if test bit set, jump relative)</text:p>
          </table:table-cell>
        </table:table-row>
        <table:table-row table:style-name="Table7.1">
          <table:table-cell table:style-name="Table7.A1" office:value-type="string">
            <text:p text:style-name="P1">23</text:p>
          </table:table-cell>
          <table:table-cell table:style-name="Table7.A1" office:value-type="string">
            <text:p text:style-name="P1"/>
          </table:table-cell>
        </table:table-row>
      </table:table>
      <text:p text:style-name="Standard"/>
      <text:p text:style-name="Standard"><text:soft-page-break/></text:p>
      <text:p text:style-name="Standard"/>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
          </table:table-cell>
          <table:table-cell table:style-name="Table8.A1" office:value-type="string">
            <text:p text:style-name="P1">Bit 7 = 0</text:p>
          </table:table-cell>
          <table:table-cell table:style-name="Table8.A1" office:value-type="string">
            <text:p text:style-name="P1">Bit 7 = 1</text:p>
          </table:table-cell>
        </table:table-row>
        <table:table-row table:style-name="Table8.1">
          <table:table-cell table:style-name="Table8.A1" office:value-type="string">
            <text:p text:style-name="P1">1</text:p>
          </table:table-cell>
          <table:table-cell table:style-name="Table8.A1" office:value-type="string">
            <text:p text:style-name="P1">SAVETASK</text:p>
          </table:table-cell>
          <table:table-cell table:style-name="Table8.A1" office:value-type="string">
            <text:p text:style-name="P1">MOV (register to register)</text:p>
          </table:table-cell>
        </table:table-row>
        <table:table-row table:style-name="Table8.1">
          <table:table-cell table:style-name="Table8.A1" office:value-type="string">
            <text:p text:style-name="P1">2</text:p>
          </table:table-cell>
          <table:table-cell table:style-name="Table8.A1" office:value-type="string">
            <text:p text:style-name="P1">*LOADTASK</text:p>
          </table:table-cell>
          <table:table-cell table:style-name="Table8.A1" office:value-type="string">
            <text:p text:style-name="P1">LD (load from segment)</text:p>
          </table:table-cell>
        </table:table-row>
        <table:table-row table:style-name="Table8.1">
          <table:table-cell table:style-name="Table8.A1" office:value-type="string">
            <text:p text:style-name="P1">3</text:p>
          </table:table-cell>
          <table:table-cell table:style-name="Table8.A1" office:value-type="string">
            <text:p text:style-name="P1">CALL (block indexed by accumulator)</text:p>
          </table:table-cell>
          <table:table-cell table:style-name="Table8.A1" office:value-type="string">
            <text:p text:style-name="P1">ST (store to segment)</text:p>
          </table:table-cell>
        </table:table-row>
        <table:table-row table:style-name="Table8.1">
          <table:table-cell table:style-name="Table8.A1" office:value-type="string">
            <text:p text:style-name="P1">4</text:p>
          </table:table-cell>
          <table:table-cell table:style-name="Table8.A1" office:value-type="string">
            <text:p text:style-name="P1">RET</text:p>
          </table:table-cell>
          <table:table-cell table:style-name="Table8.A1" office:value-type="string">
            <text:p text:style-name="P1">*RSR (read segment register/size N into ACC)</text:p>
          </table:table-cell>
        </table:table-row>
        <table:table-row table:style-name="Table8.1">
          <table:table-cell table:style-name="Table8.A1" office:value-type="string">
            <text:p text:style-name="P1">5</text:p>
          </table:table-cell>
          <table:table-cell table:style-name="Table8.A1" office:value-type="string">
            <text:p text:style-name="P1">*SETINT</text:p>
          </table:table-cell>
          <table:table-cell table:style-name="Table8.A1" office:value-type="string">
            <text:p text:style-name="P1">*SSR (store ACC into segment register/size N)</text:p>
          </table:table-cell>
        </table:table-row>
        <table:table-row table:style-name="Table8.1">
          <table:table-cell table:style-name="Table8.A1" office:value-type="string">
            <text:p text:style-name="P1">6</text:p>
          </table:table-cell>
          <table:table-cell table:style-name="Table8.A1" office:value-type="string">
            <text:p text:style-name="P1">TSET (Test and Set)</text:p>
          </table:table-cell>
          <table:table-cell table:style-name="Table8.A1" office:value-type="string">
            <text:p text:style-name="P1">LI (Load from Immediate)</text:p>
          </table:table-cell>
        </table:table-row>
        <table:table-row table:style-name="Table8.1">
          <table:table-cell table:style-name="Table8.A1" office:value-type="string">
            <text:p text:style-name="P1">7</text:p>
          </table:table-cell>
          <table:table-cell table:style-name="Table8.A1" office:value-type="string">
            <text:p text:style-name="P1">CSET (Clear Set Bit)</text:p>
          </table:table-cell>
          <table:table-cell table:style-name="Table8.A1" office:value-type="string">
            <text:p text:style-name="P1">COPY (copy from SI on source seg to DI on destination seg)</text:p>
          </table:table-cell>
        </table:table-row>
      </table:table>
      <text:p text:style-name="Standard"/>
      <text:p text:style-name="Standard">SAVETASK – saves the current registers to the task storage portion of memory. <text:s/>The thread is stopped until it is resumed from the OS calling LOADTASK.</text:p>
      <text:p text:style-name="Standard">LOADTASK – given the task ID in the accumulator, starts the task on core given by upper bits of the accumulator</text:p>
      <text:p text:style-name="Standard">CALL – Call saves the next memory location onto the return stack and jumps to the code pointed to by the CALLPTR.</text:p>
      <text:p text:style-name="Standard">RET – pops the value off the return stack and sets the program counter to it</text:p>
      <text:p text:style-name="Standard">SETINT – sets the interrupt bit masks in the status register from the accumulator</text:p>
      <text:p text:style-name="Standard">TSET – tests bit N pointed to by the accumulator, if 0, sets it and sets the TEST status flag to 1, otherwise TEST status flag is set to 0. <text:s/>This bit is indexed into the Data Segment.</text:p>
      <text:p text:style-name="Standard">CSET – clears the bit set by TSET and set the TEST status flag to 0.</text:p>
      <text:p text:style-name="Standard">The following opcodes are followed by another byte with register details. <text:s/>Where there are two registers required, the first four bits designates the destination, and the second 4 bits designates the source.</text:p>
      <text:p text:style-name="Standard">MOV – copy contents of the source register into the destination register</text:p>
      <text:p text:style-name="Standard">LD – load data (into the accumulator from memory pointed to by the destination register and the segment pointed to by the second set of 4 bits. <text:s/>Those segments being : CODE, DATA, RSTACK, USTACK, STATIC, and HEAP. <text:s/>Access violations will suspend the task with the appropriate status bit set.</text:p>
      <text:p text:style-name="Standard">ST – like load, but storing instead.</text:p>
      <text:p text:style-name="Standard"><text:soft-page-break/>LI – Load data into ACC from immediate (the code block). <text:s/>The byte following contains the number of bytes to load into the accumulator, up to 32 which is the register size limit. <text:s/>The higher bits are set to zero. <text:s/>LI followed by a 0 will simply clear the ACC.</text:p>
      <text:p text:style-name="Standard"><text:line-break/>The following tables shows the bit shifts. <text:s/>Bit shifts only occur on the register designated as the accumulator. <text:s/>If Bit 7 = 0, then only one bit is shifted. <text:s/>If Bit 7 = 1, then up to 256 bits are shifted (the following byte plus 1).</text:p>
      <table:table table:name="Table9" table:style-name="Table9">
        <table:table-column table:style-name="Table9.A"/>
        <table:table-column table:style-name="Table9.B"/>
        <table:table-row table:style-name="Table9.1">
          <table:table-cell table:style-name="Table9.A1" office:value-type="string">
            <text:p text:style-name="P1">8</text:p>
          </table:table-cell>
          <table:table-cell table:style-name="Table9.A1" office:value-type="string">
            <text:p text:style-name="P1">SHL (Shift Left – zero fill)</text:p>
          </table:table-cell>
        </table:table-row>
        <table:table-row table:style-name="Table9.1">
          <table:table-cell table:style-name="Table9.A1" office:value-type="string">
            <text:p text:style-name="P1">9</text:p>
          </table:table-cell>
          <table:table-cell table:style-name="Table9.A1" office:value-type="string">
            <text:p text:style-name="P1">SHR (Shift Right – zero fill)</text:p>
          </table:table-cell>
        </table:table-row>
        <table:table-row table:style-name="Table9.1">
          <table:table-cell table:style-name="Table9.A1" office:value-type="string">
            <text:p text:style-name="P1">10</text:p>
          </table:table-cell>
          <table:table-cell table:style-name="Table9.A1" office:value-type="string">
            <text:p text:style-name="P1">ROL (Rotate Left – least bit comes from highest bit)</text:p>
          </table:table-cell>
        </table:table-row>
        <table:table-row table:style-name="Table9.1">
          <table:table-cell table:style-name="Table9.A1" office:value-type="string">
            <text:p text:style-name="P1">11</text:p>
          </table:table-cell>
          <table:table-cell table:style-name="Table9.A1" office:value-type="string">
            <text:p text:style-name="P1">ROR (Rotate Right - highest bit comes from least bit</text:p>
          </table:table-cell>
        </table:table-row>
        <table:table-row table:style-name="Table9.1">
          <table:table-cell table:style-name="Table9.A1" office:value-type="string">
            <text:p text:style-name="P1">12</text:p>
          </table:table-cell>
          <table:table-cell table:style-name="Table9.A1" office:value-type="string">
            <text:p text:style-name="P1">RCL (Rotate left through carry)</text:p>
          </table:table-cell>
        </table:table-row>
        <table:table-row table:style-name="Table9.1">
          <table:table-cell table:style-name="Table9.A1" office:value-type="string">
            <text:p text:style-name="P1">13</text:p>
          </table:table-cell>
          <table:table-cell table:style-name="Table9.A1" office:value-type="string">
            <text:p text:style-name="P1">RCR (Rotate right through carry)</text:p>
          </table:table-cell>
        </table:table-row>
        <table:table-row table:style-name="Table9.1">
          <table:table-cell table:style-name="Table9.A1" office:value-type="string">
            <text:p text:style-name="P1">14</text:p>
          </table:table-cell>
          <table:table-cell table:style-name="Table9.A1" office:value-type="string">
            <text:p text:style-name="P1">ASR (arithmetic shift right – assume sign extended)</text:p>
          </table:table-cell>
        </table:table-row>
      </table:table>
      <text:p text:style-name="Standard"/>
      <text:p text:style-name="Standard">The next set shows the general integer math operations. <text:s/>In this set, Bit 7=0 means that the operation is performed on the ACC, ACC+1, where ACC is the destination. <text:s/>Bit 7 = 1 means the next byte contains the destination and the source.</text:p>
      <table:table table:name="Table10" table:style-name="Table10">
        <table:table-column table:style-name="Table10.A"/>
        <table:table-column table:style-name="Table10.B"/>
        <table:table-row table:style-name="Table10.1">
          <table:table-cell table:style-name="Table10.A1" office:value-type="string">
            <text:p text:style-name="P1">15</text:p>
          </table:table-cell>
          <table:table-cell table:style-name="Table10.A1" office:value-type="string">
            <text:p text:style-name="P1">NEG (twos complement)</text:p>
          </table:table-cell>
        </table:table-row>
        <table:table-row table:style-name="Table10.1">
          <table:table-cell table:style-name="Table10.A1" office:value-type="string">
            <text:p text:style-name="P1">16</text:p>
          </table:table-cell>
          <table:table-cell table:style-name="Table10.A1" office:value-type="string">
            <text:p text:style-name="P1">ADD (will set carry flag)</text:p>
          </table:table-cell>
        </table:table-row>
        <table:table-row table:style-name="Table10.1">
          <table:table-cell table:style-name="Table10.A1" office:value-type="string">
            <text:p text:style-name="P1">17</text:p>
          </table:table-cell>
          <table:table-cell table:style-name="Table10.A1" office:value-type="string">
            <text:p text:style-name="P1">SUB (will use carry flag)</text:p>
          </table:table-cell>
        </table:table-row>
        <table:table-row table:style-name="Table10.1">
          <table:table-cell table:style-name="Table10.A1" office:value-type="string">
            <text:p text:style-name="P1">18</text:p>
          </table:table-cell>
          <table:table-cell table:style-name="Table10.A1" office:value-type="string">
            <text:p text:style-name="P1">MUL (R0, R1 &lt;- R0 * R1)</text:p>
          </table:table-cell>
        </table:table-row>
        <table:table-row table:style-name="Table10.1">
          <table:table-cell table:style-name="Table10.A1" office:value-type="string">
            <text:p text:style-name="P1">19</text:p>
          </table:table-cell>
          <table:table-cell table:style-name="Table10.A1" office:value-type="string">
            <text:p text:style-name="P1">DIV (R0/R1 -&gt; result R0, remainder R1)</text:p>
          </table:table-cell>
        </table:table-row>
      </table:table>
      <text:p text:style-name="Standard"/>
      <text:h text:style-name="Heading_20_1" text:outline-level="1">Logic operations</text:h>
      <table:table table:name="Table11" table:style-name="Table11">
        <table:table-column table:style-name="Table11.A"/>
        <table:table-column table:style-name="Table11.B"/>
        <table:table-row table:style-name="Table11.1">
          <table:table-cell table:style-name="Table11.A1" office:value-type="string">
            <text:p text:style-name="P1">20</text:p>
          </table:table-cell>
          <table:table-cell table:style-name="Table11.A1" office:value-type="string">
            <text:p text:style-name="P1">AND ( R0 &amp; R1 -&gt; R0)</text:p>
          </table:table-cell>
        </table:table-row>
        <table:table-row table:style-name="Table11.1">
          <table:table-cell table:style-name="Table11.A1" office:value-type="string">
            <text:p text:style-name="P1">21</text:p>
          </table:table-cell>
          <table:table-cell table:style-name="Table11.A1" office:value-type="string">
            <text:p text:style-name="P1">OR</text:p>
          </table:table-cell>
        </table:table-row>
        <table:table-row table:style-name="Table11.1">
          <table:table-cell table:style-name="Table11.A1" office:value-type="string">
            <text:p text:style-name="P1">22</text:p>
          </table:table-cell>
          <table:table-cell table:style-name="Table11.A1" office:value-type="string">
            <text:p text:style-name="P1">NOT (ones compliment)</text:p>
          </table:table-cell>
        </table:table-row>
        <table:table-row table:style-name="Table11.1">
          <table:table-cell table:style-name="Table11.A1" office:value-type="string">
            <text:p text:style-name="P1">23</text:p>
          </table:table-cell>
          <table:table-cell table:style-name="Table11.A1" office:value-type="string">
            <text:p text:style-name="P1">XOR</text:p>
          </table:table-cell>
        </table:table-row>
      </table:table>
      <text:p text:style-name="Standard"/>
      <text:p text:style-name="Standard"><text:soft-page-break/>The following will set the test bit (on the conditions) on Bit 7 = 0. <text:s/>On bit 7 = 1, it will perform jumps if the bit is set for ABS (absolute) or REL (relative) addressing opcode, or always on JMP alone. <text:s/>The ‘B’ is for jumps inside the block. <text:s/>(The block is 64 bytes worth of instructions). <text:s/>The second 4 are for jumps outside the block, and they give the block number (absolute or relative). <text:s/>In the second case, the instruction is followed by 2 bytes making up a block location. <text:s/>They jump to the start of said block. <text:s/>A value of 0 jumps to the start of the current block. <text:s/>This allows the jump range to be 64*127 bytes forward or backward. <text:s/>Loo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4</text:p>
          </table:table-cell>
          <table:table-cell table:style-name="Table12.A1" office:value-type="string">
            <text:p text:style-name="P1">TestZero</text:p>
          </table:table-cell>
          <table:table-cell table:style-name="Table12.A1" office:value-type="string">
            <text:p text:style-name="P1">JMPBABS (If TST set, Jump inside the block to address based on following byte)</text:p>
          </table:table-cell>
        </table:table-row>
        <table:table-row table:style-name="Table12.1">
          <table:table-cell table:style-name="Table12.A1" office:value-type="string">
            <text:p text:style-name="P1">25</text:p>
          </table:table-cell>
          <table:table-cell table:style-name="Table12.A1" office:value-type="string">
            <text:p text:style-name="P1">TestGreater</text:p>
          </table:table-cell>
          <table:table-cell table:style-name="Table12.A1" office:value-type="string">
            <text:p text:style-name="P1">JMPBREL (If TST set, Jump relative inside the block by adding signed following byte to the instruction pointer)</text:p>
          </table:table-cell>
        </table:table-row>
        <table:table-row table:style-name="Table12.1">
          <table:table-cell table:style-name="Table12.A1" office:value-type="string">
            <text:p text:style-name="P1">26</text:p>
          </table:table-cell>
          <table:table-cell table:style-name="Table12.A1" office:value-type="string">
            <text:p text:style-name="P1">TestEqual</text:p>
          </table:table-cell>
          <table:table-cell table:style-name="Table12.A1" office:value-type="string">
            <text:p text:style-name="P1">JMPB (Always jump inside the block to the address based on the following byte)</text:p>
          </table:table-cell>
        </table:table-row>
        <table:table-row table:style-name="Table12.1">
          <table:table-cell table:style-name="Table12.A1" office:value-type="string">
            <text:p text:style-name="P1">27</text:p>
          </table:table-cell>
          <table:table-cell table:style-name="Table12.A1" office:value-type="string">
            <text:p text:style-name="P1">TestLesser</text:p>
          </table:table-cell>
          <table:table-cell table:style-name="Table12.A1" office:value-type="string">
            <text:p text:style-name="P1">LOOPB (decrement accumulator, and if not zero, jump to the relative position inside the block)</text:p>
          </table:table-cell>
        </table:table-row>
        <table:table-row table:style-name="Table12.1">
          <table:table-cell table:style-name="Table12.A1" office:value-type="string">
            <text:p text:style-name="P1">28</text:p>
          </table:table-cell>
          <table:table-cell table:style-name="Table12.A1" office:value-type="string">
            <text:p text:style-name="P1">TestNegative</text:p>
          </table:table-cell>
          <table:table-cell table:style-name="Table12.A1" office:value-type="string">
            <text:p text:style-name="P1">JMPABS (followed by 4 bytes) <text:s/>(Like above, but jump to the block)</text:p>
          </table:table-cell>
        </table:table-row>
        <table:table-row table:style-name="Table12.1">
          <table:table-cell table:style-name="Table12.A1" office:value-type="string">
            <text:p text:style-name="P1">29</text:p>
          </table:table-cell>
          <table:table-cell table:style-name="Table12.A1" office:value-type="string">
            <text:p text:style-name="P1"/>
          </table:table-cell>
          <table:table-cell table:style-name="Table12.A1" office:value-type="string">
            <text:p text:style-name="P1">JMPREL (followed by 2 bytes)</text:p>
          </table:table-cell>
        </table:table-row>
        <table:table-row table:style-name="Table12.1">
          <table:table-cell table:style-name="Table12.A1" office:value-type="string">
            <text:p text:style-name="P1">30</text:p>
          </table:table-cell>
          <table:table-cell table:style-name="Table12.A1" office:value-type="string">
            <text:p text:style-name="P1"/>
          </table:table-cell>
          <table:table-cell table:style-name="Table12.A1" office:value-type="string">
            <text:p text:style-name="P1">JMP (followed by 4 bytes)</text:p>
          </table:table-cell>
        </table:table-row>
        <table:table-row table:style-name="Table12.1">
          <table:table-cell table:style-name="Table12.A1" office:value-type="string">
            <text:p text:style-name="P1">31</text:p>
          </table:table-cell>
          <table:table-cell table:style-name="Table12.A1" office:value-type="string">
            <text:p text:style-name="P1">CSR (Copy Status Reg to ACC)</text:p>
          </table:table-cell>
          <table:table-cell table:style-name="Table12.A1" office:value-type="string">
            <text:p text:style-name="P1">LOOP (followed by 2 bytes)</text:p>
          </table:table-cell>
        </table:table-row>
      </table:table>
      <text:p text:style-name="Standard"/>
      <text:p text:style-name="Standard">User stack operations (for good Forth suppor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2</text:p>
          </table:table-cell>
          <table:table-cell table:style-name="Table13.A1" office:value-type="string">
            <text:p text:style-name="P1">PUSH</text:p>
          </table:table-cell>
          <table:table-cell table:style-name="Table13.A1" office:value-type="string">
            <text:p text:style-name="P1">PUSH Reg</text:p>
          </table:table-cell>
        </table:table-row>
        <table:table-row table:style-name="Table13.1">
          <table:table-cell table:style-name="Table13.A1" office:value-type="string">
            <text:p text:style-name="P1">33</text:p>
          </table:table-cell>
          <table:table-cell table:style-name="Table13.A1" office:value-type="string">
            <text:p text:style-name="P1">POP</text:p>
          </table:table-cell>
          <table:table-cell table:style-name="Table13.A1" office:value-type="string">
            <text:p text:style-name="P1">POP Reg</text:p>
          </table:table-cell>
        </table:table-row>
        <table:table-row table:style-name="Table13.1">
          <table:table-cell table:style-name="Table13.A1" office:value-type="string">
            <text:p text:style-name="P1">34</text:p>
          </table:table-cell>
          <table:table-cell table:style-name="Table13.A1" office:value-type="string">
            <text:p text:style-name="P1">TOP (copy top of stack to ACC)</text:p>
          </table:table-cell>
          <table:table-cell table:style-name="Table13.A1" office:value-type="string">
            <text:p text:style-name="P1">TOP Reg</text:p>
          </table:table-cell>
        </table:table-row>
        <table:table-row table:style-name="Table13.1">
          <table:table-cell table:style-name="Table13.A1" office:value-type="string">
            <text:p text:style-name="P1">35</text:p>
          </table:table-cell>
          <table:table-cell table:style-name="Table13.A1" office:value-type="string">
            <text:p text:style-name="P1">ROT</text:p>
          </table:table-cell>
          <table:table-cell table:style-name="Table13.A1" office:value-type="string">
            <text:p text:style-name="P1">LEN (get length of stack and place in Reg)</text:p>
          </table:table-cell>
        </table:table-row>
        <table:table-row table:style-name="Table13.1">
          <table:table-cell table:style-name="Table13.A1" office:value-type="string">
            <text:p text:style-name="P1">36</text:p>
          </table:table-cell>
          <table:table-cell table:style-name="Table13.A1" office:value-type="string">
            <text:p text:style-name="P1">SWAP</text:p>
          </table:table-cell>
          <table:table-cell table:style-name="Table13.A1" office:value-type="string">
            <text:p text:style-name="P1">2SWAP</text:p>
          </table:table-cell>
        </table:table-row>
        <table:table-row table:style-name="Table13.1">
          <table:table-cell table:style-name="Table13.A1" office:value-type="string">
            <text:p text:style-name="P1">37</text:p>
          </table:table-cell>
          <table:table-cell table:style-name="Table13.A1" office:value-type="string">
            <text:p text:style-name="P1">DUP</text:p>
          </table:table-cell>
          <table:table-cell table:style-name="Table13.A1" office:value-type="string">
            <text:p text:style-name="P1">2DUP</text:p>
          </table:table-cell>
        </table:table-row>
        <table:table-row table:style-name="Table13.1">
          <table:table-cell table:style-name="Table13.A1" office:value-type="string">
            <text:p text:style-name="P1">38</text:p>
          </table:table-cell>
          <table:table-cell table:style-name="Table13.A1" office:value-type="string">
            <text:p text:style-name="P1">OVER</text:p>
          </table:table-cell>
          <table:table-cell table:style-name="Table13.A1" office:value-type="string">
            <text:p text:style-name="P1">2OVER</text:p>
          </table:table-cell>
        </table:table-row>
        <table:table-row table:style-name="Table13.1">
          <table:table-cell table:style-name="Table13.A1" office:value-type="string">
            <text:p text:style-name="P1">39</text:p>
          </table:table-cell>
          <table:table-cell table:style-name="Table13.A1" office:value-type="string">
            <text:p text:style-name="P1">DROP</text:p>
          </table:table-cell>
          <table:table-cell table:style-name="Table13.A1" office:value-type="string">
            <text:p text:style-name="P1">2DROP</text:p>
          </table:table-cell>
        </table:table-row>
      </table:table>
      <text:p text:style-name="Standard"/>
      <text:p text:style-name="Standard">OS calls</text:p>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1">1</text:p>
          </table:table-cell>
          <table:table-cell table:style-name="Table14.A1" office:value-type="string">
            <text:p text:style-name="P1">NEW</text:p>
          </table:table-cell>
          <table:table-cell table:style-name="Table14.A1" office:value-type="string">
            <text:p text:style-name="P1">Create an instance of an object whose ID is in the CALLPTR or the designated register and execute the first (constructor) method in a new thread.</text:p>
          </table:table-cell>
        </table:table-row>
        <table:table-row table:style-name="Table14.1">
          <table:table-cell table:style-name="Table14.A1" office:value-type="string">
            <text:p text:style-name="P1">2</text:p>
          </table:table-cell>
          <table:table-cell table:style-name="Table14.A1" office:value-type="string">
            <text:p text:style-name="P1">CALL</text:p>
          </table:table-cell>
          <table:table-cell table:style-name="Table14.A1" office:value-type="string">
            <text:p text:style-name="P1">Push the next location onto the return stack and call the designated method of the foreign object.</text:p>
          </table:table-cell>
        </table:table-row>
        <table:table-row table:style-name="Table14.1">
          <table:table-cell table:style-name="Table14.A1" office:value-type="string">
            <text:p text:style-name="P1">3</text:p>
          </table:table-cell>
          <table:table-cell table:style-name="Table14.A1" office:value-type="string">
            <text:p text:style-name="P1">GO</text:p>
          </table:table-cell>
          <table:table-cell table:style-name="Table14.A1" office:value-type="string">
            <text:p text:style-name="P1">Start a new thread that calls the designated method of the foreign object</text:p>
          </table:table-cell>
        </table:table-row>
        <table:table-row table:style-name="Table14.1">
          <table:table-cell table:style-name="Table14.A1" office:value-type="string">
            <text:p text:style-name="P1">4</text:p>
          </table:table-cell>
          <table:table-cell table:style-name="Table14.A1" office:value-type="string">
            <text:p text:style-name="P1">DEL</text:p>
          </table:table-cell>
          <table:table-cell table:style-name="Table14.A1" office:value-type="string">
            <text:p text:style-name="P1">Delete the instance of the created foreign object.</text:p>
          </table:table-cell>
        </table:table-row>
        <table:table-row table:style-name="Table14.1">
          <table:table-cell table:style-name="Table14.A1" office:value-type="string">
            <text:p text:style-name="P1">5</text:p>
          </table:table-cell>
          <table:table-cell table:style-name="Table14.A1" office:value-type="string">
            <text:p text:style-name="P1">SEND</text:p>
          </table:table-cell>
          <table:table-cell table:style-name="Table14.A1" office:value-type="string">
            <text:p text:style-name="P1">Send data on a channel</text:p>
          </table:table-cell>
        </table:table-row>
        <table:table-row table:style-name="Table14.1">
          <table:table-cell table:style-name="Table14.A1" office:value-type="string">
            <text:p text:style-name="P1">6</text:p>
          </table:table-cell>
          <table:table-cell table:style-name="Table14.A1" office:value-type="string">
            <text:p text:style-name="P1">RECV</text:p>
          </table:table-cell>
          <table:table-cell table:style-name="Table14.A1" office:value-type="string">
            <text:p text:style-name="P1">Receive data on a channel</text:p>
          </table:table-cell>
        </table:table-row>
        <table:table-row table:style-name="Table14.1">
          <table:table-cell table:style-name="Table14.A1" office:value-type="string">
            <text:p text:style-name="P1">7</text:p>
          </table:table-cell>
          <table:table-cell table:style-name="Table14.A1" office:value-type="string">
            <text:p text:style-name="P1">STOP</text:p>
          </table:table-cell>
          <table:table-cell table:style-name="Table14.A1" office:value-type="string">
            <text:p text:style-name="P1">Stop the execution of a thread</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Segoe UI"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22in" fo:margin-bottom="0in" style:contextual-spacing="false" fo:line-height="100%" fo:keep-together="always" fo:keep-with-next="always"/>
      <style:text-properties fo:color="#2f5496" loext:opacity="100%" style:font-name="Calibri Light" fo:font-family="'Calibri Light'"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line-height="100%" fo:keep-together="always" fo:keep-with-next="always"/>
      <style:text-properties fo:color="#c45911"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line-height="100%" fo:keep-together="always" fo:keep-with-next="always"/>
      <style:text-properties fo:color="#53813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833c0b" loext:opacity="100%" style:font-name="Calibri Light" fo:font-family="'Calibri Light'"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385623" loext:opacity="100%" style:font-name="Calibri Light" fo:font-family="'Calibri Light'"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3864"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833c0b" loext:opacity="100%" style:font-name="Calibri Light" fo:font-family="'Calibri Light'"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385623"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4472c4" loext:opacity="100%" fo:letter-spacing="0.0043in"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26pt" fo:letter-spacing="-0.0071in"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5in" fo:margin-right="0.5in" fo:margin-top="0.0835in" fo:margin-bottom="0.111in" style:contextual-spacing="false"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4in" fo:margin-right="0.4in" fo:margin-top="0.0835in" fo:margin-bottom="0.111in" style:contextual-spacing="false" fo:line-height="125%" fo:text-align="center" style:justify-single-word="false" fo:text-indent="0in" style:auto-text-indent="false"/>
      <style:text-properties fo:color="#4472c4"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OC_20_Heading" style:display-name="TOC Heading" style:family="paragraph" style:parent-style-name="Heading_20_1" style:next-style-name="Standard" style:default-outline-level=""/>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5pt" style:font-name-asian="Segoe UI" style:font-family-asian="'Segoe UI'" style:font-family-generic-asian="system" style:font-pitch-asian="variable" style:font-size-asian="15pt" style:font-name-complex="Tahoma" style:font-family-complex="Tahoma" style:font-family-generic-complex="system" style:font-pitch-complex="variable" style:font-size-complex="15pt"/>
    </style:style>
    <style:style style:name="Heading_20_2_20_Char" style:display-name="Heading 2 Char" style:family="text" style:parent-style-name="Default_20_Paragraph_20_Font">
      <style:text-properties fo:color="#c45911" loext:opacity="100%" style:font-name="Calibri Light" fo:font-family="'Calibri Light'" style:font-family-generic="roman" style:font-pitch="variable" fo:font-size="14pt" style:font-name-asian="Segoe UI" style:font-family-asian="'Segoe UI'" style:font-family-generic-asian="system" style:font-pitch-asian="variable" style:font-size-asian="14pt" style:font-name-complex="Tahoma" style:font-family-complex="Tahoma"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ize="12.5pt" fo:font-style="italic" style:font-name-asian="Segoe UI" style:font-family-asian="'Segoe UI'" style:font-family-generic-asian="system" style:font-pitch-asian="variable" style:font-size-asian="12.5pt" style:font-style-asian="italic" style:font-name-complex="Tahoma" style:font-family-complex="Tahoma" style:font-family-generic-complex="system" style:font-pitch-complex="variable" style:font-size-complex="12.5pt" style:font-style-complex="italic"/>
    </style:style>
    <style:style style:name="Heading_20_5_20_Char" style:display-name="Heading 5 Char" style:family="text" style:parent-style-name="Default_20_Paragraph_20_Font">
      <style:text-properties fo:color="#833c0b" loext:opacity="100%" style:font-name="Calibri Light" fo:font-family="'Calibri Light'" style:font-family-generic="roman" style:font-pitch="variable" fo:font-size="12pt" fo:font-style="italic" style:font-name-asian="Segoe UI"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385623" loext:opacity="100%" style:font-name="Calibri Light" fo:font-family="'Calibri Light'" style:font-family-generic="roman" style:font-pitch="variable" fo:font-size="11.5pt" fo:font-style="italic" style:font-name-asian="Segoe UI" style:font-family-asian="'Segoe UI'" style:font-family-generic-asian="system" style:font-pitch-asian="variable" style:font-size-asian="11.5pt" style:font-style-asian="italic" style:font-name-complex="Tahoma" style:font-family-complex="Tahoma" style:font-family-generic-complex="system" style:font-pitch-complex="variable" style:font-size-complex="11.5pt" style:font-style-complex="italic"/>
    </style:style>
    <style:style style:name="Heading_20_7_20_Char" style:display-name="Heading 7 Char" style:family="text" style:parent-style-name="Default_20_Paragraph_20_Font">
      <style:text-properties fo:color="#1f3864"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833c0b" loext:opacity="100%" style:font-name="Calibri Light" fo:font-family="'Calibri Light'" style:font-family-generic="roman" style:font-pitch="variable" fo:font-size="10.5pt" style:font-name-asian="Segoe UI"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385623" loext:opacity="100%"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26pt" fo:letter-spacing="-0.0071in"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style:font-name="Calibri Light" fo:font-family="'Calibri Light'"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4472c4" loext:opacity="100%"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loext:opacity="10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4472c4"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hnson, Kevin</meta:initial-creator>
    <meta:editing-cycles>29</meta:editing-cycles>
    <meta:creation-date>2022-05-14T15:31:00</meta:creation-date>
    <dc:date>2023-01-02T09:01:28.861000000</dc:date>
    <meta:editing-duration>P2DT34M21S</meta:editing-duration>
    <meta:generator>LibreOffice/7.0.2.2$Windows_X86_64 LibreOffice_project/8349ace3c3162073abd90d81fd06dcfb6b36b994</meta:generator>
    <meta:document-statistic meta:table-count="14" meta:image-count="0" meta:object-count="0" meta:page-count="12" meta:paragraph-count="358" meta:word-count="4332" meta:character-count="23914" meta:non-whitespace-character-count="197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